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a9d" officeooo:paragraph-rsid="0004ba9d"/>
    </style:style>
    <style:style style:name="P2" style:family="paragraph" style:parent-style-name="Standard">
      <style:text-properties officeooo:rsid="00060f6c" officeooo:paragraph-rsid="00060f6c"/>
    </style:style>
    <style:style style:name="P3" style:family="paragraph" style:parent-style-name="Standard">
      <style:text-properties officeooo:rsid="0006313f" officeooo:paragraph-rsid="00099afa"/>
    </style:style>
    <style:style style:name="P4" style:family="paragraph" style:parent-style-name="Standard">
      <style:text-properties officeooo:rsid="00099afa" officeooo:paragraph-rsid="00099afa"/>
    </style:style>
    <style:style style:name="T1" style:family="text">
      <style:text-properties officeooo:rsid="00060f6c"/>
    </style:style>
    <style:style style:name="T2" style:family="text">
      <style:text-properties officeooo:rsid="0006313f"/>
    </style:style>
    <style:style style:name="T3" style:family="text">
      <style:text-properties officeooo:rsid="0007a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2.0<text:line-break/>En la entrega de la Version anterior se nos corrigieron dos aspectos del programa</text:p>
      <text:p text:style-name="P1">1. El programa debia poder leer palabras de largo indefinido.</text:p>
      <text:p text:style-name="P1">2. Se debia evitar la repeticion de codigo, <text:span text:style-name="T1">para esto se sugirio generar una unica funcion que recibiera punteros a archivos de esta manera se podria recibir el la entrada y salida estandar como tambien los archivos .txt</text:span></text:p>
      <text:p text:style-name="P1"/>
      <text:p text:style-name="P2">Implementacion de las mejoras </text:p>
      <text:p text:style-name="P2"/>
      <text:p text:style-name="P2">Para el apartado numero 2 se realizo un refactor del codigo, donde cada comportamiento abre su puntero correspondiente y luego se colocan como parametros de una nueva funcion que contiene un comportamiento general para punteros de archivos.</text:p>
      <text:p text:style-name="P2">Para el primer apartado <text:span text:style-name="T2">tuvimos que generar una prueba nueva para comprobar el comporamiento de nuestra version anterior</text:span></text:p>
      <text:p text:style-name="P2"/>
      <text:p text:style-name="P3">Test-11<text:line-break/>Se creo un archivo con una cadena de 11111111111111 <text:s/>muy larga (el archivo pesa unos 17 MB) y se corrio la prueba sobre la version anterior del programa <text:span text:style-name="T3">y solo se imprimia una cantidad de caracteres correspondiente al tamanio del buffer, entonces para que esta nueva prueba pase tuvimos que cambiar la implementacion.</text:span></text:p>
      <text:p text:style-name="P3"/>
      <text:p text:style-name="P3"><text:span text:style-name="T3">Para esto se usaban las funciones malloc y realloc para el alocamiento de memoria dentro del sistema, una vez que la palabra superaba el buffer reservado se realoca ese mismo buffer con el doble de espacio y de esta manera se sigue leyendo el archivo de entrada. De esta manera no importa el largo de la palabra siempre se podra leer la entrada. El malloc y realloc son funciones complejas que reservan memoria en el heap, si la entrada superara el tamanio del heap, el programa terminaría con mensaje de error.</text:span></text:p>
      <text:p text:style-name="P4">A continuacion explicamos como funcionan las funciones malloc y realloc para clarificar el funcionamiento de la aplic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34:42.002321474</meta:creation-date>
    <dc:date>2017-09-10T15:42:11.561404677</dc:date>
    <meta:editing-duration>PT13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85" meta:character-count="1722" meta:non-whitespace-character-count="1444"/>
  </office:meta>
</office:document-meta>
</file>